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6.798cm" style:use-optimal-column-width="false"/>
    </style:style>
    <style:style style:name="co2" style:family="table-column">
      <style:table-column-properties style:column-width="6.805cm" style:use-optimal-column-width="false"/>
    </style:style>
    <style:style style:name="ro1" style:family="table-row">
      <style:table-row-properties style:row-height="1.514cm"/>
    </style:style>
    <style:style style:name="ro2" style:family="table-row">
      <style:table-row-properties style:row-height="2.027cm"/>
    </style:style>
    <style:style style:name="ro3" style:family="table-row">
      <style:table-row-properties style:row-height="1.517cm"/>
    </style:style>
    <style:style style:name="ce1" style:family="table-cell">
      <style:graphic-properties style:repeat="repeat"/>
      <style:text-properties fo:color="#b80047" style:text-underline-style="solid" style:text-underline-width="auto" style:text-underline-color="font-color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ce4" style:family="table-cell">
      <style:graphic-properties style:repeat="repeat"/>
      <style:text-properties fo:color="#000000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4" style:family="paragraph">
      <style:text-properties fo:color="#b80047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r Markt</text:span><text:span text:style-name="T1"><text:tab/>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 text:style-name="P2"><text:span text:style-name="T2">- „Der Markt“ ist nicht der Wochenmarkt</text:span></text:p>
            <text:p text:style-name="P2"><text:span text:style-name="T2"><text:tab/></text:span><text:span text:style-name="T2"><text:tab/></text:span><text:span text:style-name="T2"><text:tab/></text:span><text:span text:style-name="T2"> </text:span><text:span text:style-name="T2">- Es beschreibt das Aufeinandertreffen von Angebot und Nachfrage</text:span></text:p>
            <text:p text:style-name="P2"><text:span text:style-name="T2">- verschiedene Marktformen</text:span></text:p>
            <text:p text:style-name="P2"><text:span text:style-name="T2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01cm" svg:y="1cm" presentation:class="title" presentation:user-transformed="true">
          <draw:text-box>
            <text:p text:style-name="P1"><text:span text:style-name="T1">Der „vollkommene Markt“</text:span></text:p>
          </draw:text-box>
        </draw:frame>
        <draw:frame presentation:style-name="pr2" draw:layer="layout" svg:width="25.199cm" svg:height="15.193cm" svg:x="1.201cm" svg:y="4.6cm" presentation:class="subtitle" presentation:user-transformed="true">
          <draw:text-box>
            <text:p>Voraussetzungen für den „vollkommenen Markt“:</text:p>
            <text:p/>
            <text:p>- Gut wird nicht nach Qualität oder Aufmachung unterschieden</text:p>
            <text:p>- Jeder weiß alles → alle Preise und Gebote sind bekannt</text:p>
            <text:p>- Der Ort spielt keine Rolle</text:p>
            <text:p>- Die Zeit spielt keine Rolle</text:p>
            <text:p>- Es gibt keine persönlichen Präferenzen wie z.B. Freunde, Verwandte etc.</text:p>
            <text:p/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ie verschiedenen Marktformen</text:span></text:p>
          </draw:text-box>
        </draw:frame>
        <draw:frame draw:style-name="standard" draw:layer="layout" svg:width="27.198cm" svg:height="8.42cm" svg:x="0.474cm" svg:y="4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Anzahl der Anbieter</text:p>
              </table:table-cell>
              <table:table-cell>
                <text:p text:style-name="P4">Anzahl</text:p>
              </table:table-cell>
              <table:table-cell>
                <text:p text:style-name="P4">der</text:p>
              </table:table-cell>
              <table:table-cell>
                <text:p text:style-name="P4">Nachfrager</text:p>
              </table:table-cell>
            </table:table-row>
            <table:table-row table:style-name="ro1" table:default-cell-style-name="ce3">
              <table:table-cell table:style-name="ce2"/>
              <table:table-cell>
                <text:p text:style-name="P5">Ein Nachfrager</text:p>
              </table:table-cell>
              <table:table-cell>
                <text:p text:style-name="P5">Wenige Nachfrager</text:p>
              </table:table-cell>
              <table:table-cell>
                <text:p text:style-name="P5">Viele Nachfrager</text:p>
              </table:table-cell>
            </table:table-row>
            <table:table-row table:style-name="ro2" table:default-cell-style-name="ce4">
              <table:table-cell table:style-name="ce3">
                <text:p text:style-name="P5">Ein Anbieter</text:p>
              </table:table-cell>
              <table:table-cell>
                <text:p text:style-name="P6">Zweiseitiges Monopol</text:p>
              </table:table-cell>
              <table:table-cell>
                <text:p text:style-name="P6">Beschränktes Angebotsmodell</text:p>
              </table:table-cell>
              <table:table-cell>
                <text:p text:style-name="P6">Angebotsmonopol</text:p>
              </table:table-cell>
            </table:table-row>
            <table:table-row table:style-name="ro1" table:default-cell-style-name="ce2">
              <table:table-cell table:style-name="ce3">
                <text:p text:style-name="P5">Wenige Anbieter</text:p>
              </table:table-cell>
              <table:table-cell>
                <text:p>Beschränktes Nachfragemonopol</text:p>
              </table:table-cell>
              <table:table-cell>
                <text:p>Zweiseitiges Oligopol</text:p>
              </table:table-cell>
              <table:table-cell>
                <text:p>Angebotspolypol</text:p>
              </table:table-cell>
            </table:table-row>
            <table:table-row table:style-name="ro3" table:default-cell-style-name="ce2">
              <table:table-cell table:style-name="ce3">
                <text:p text:style-name="P5">Viele Anbieter</text:p>
              </table:table-cell>
              <table:table-cell>
                <text:p>Nachfragemonopol</text:p>
              </table:table-cell>
              <table:table-cell>
                <text:p>Nachfrageoligopol</text:p>
              </table:table-cell>
              <table:table-cell>
                <text:p>Polypol(vollständige Konkurrenz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ie 3 wichtigsten Marktform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- Monopol: Ein Anbieter bzw. ein Nachfrager</text:p>
                <text:p>- Oligopol: wenige Nachfrager + mehr als 1 Anbieter</text:p>
                <text:p>-Polypol: Viele Nachfrager + mehr als 1 Anbie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Beispiel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- Angebotsmonopol: Lego</text:p>
                <text:p>- Nachfragemonopol: Schienen (Deutsche Bahn)</text:p>
                <text:p>- Polypol: Autos etc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08:55:09.455000000</meta:creation-date>
    <dc:date>2015-03-06T09:21:11.690000000</dc:date>
    <meta:editing-duration>PT1M21S</meta:editing-duration>
    <meta:editing-cycles>1</meta:editing-cycles>
    <meta:document-statistic meta:object-count="41"/>
    <meta:generator>LibreOffice/4.3.4.1$Windows_x86 LibreOffice_project/bc356b2f991740509f321d70e4512a6a54c5f243</meta:generator>
  </office:meta>
</office:document-meta>
</file>